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15%" fo:text-align="justify" style:justify-single-word="false"/>
      <style:text-properties style:font-name="Futura-Light" fo:font-size="10pt" officeooo:paragraph-rsid="00137da3" style:font-name-asian="Calibri" style:font-size-asian="10pt" style:font-size-complex="11pt"/>
    </style:style>
    <style:style style:name="P2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rsid="00137da3" officeooo:paragraph-rsid="00137da3" style:font-name-asian="Calibri" style:font-size-asian="10pt" style:font-weight-asian="bold" style:font-size-complex="11pt"/>
    </style:style>
    <style:style style:name="P3" style:family="paragraph" style:parent-style-name="Standard_20__28_user_29_">
      <style:paragraph-properties fo:line-height="115%" fo:text-align="justify" style:justify-single-word="false"/>
      <style:text-properties officeooo:paragraph-rsid="00137da3"/>
    </style:style>
    <style:style style:name="P4" style:family="paragraph" style:parent-style-name="Standard_20__28_user_29_">
      <style:paragraph-properties fo:line-height="115%" fo:text-align="center" style:justify-single-word="false"/>
      <style:text-properties officeooo:paragraph-rsid="00137da3"/>
    </style:style>
    <style:style style:name="P5" style:family="paragraph" style:parent-style-name="Standard_20__28_user_29_" style:master-page-name="Standard">
      <style:paragraph-properties fo:margin-left="0.6cm" fo:margin-right="0cm" fo:line-height="115%" fo:text-align="end" style:justify-single-word="false" fo:text-indent="0.499cm" style:auto-text-indent="false" style:page-number="auto"/>
      <style:text-properties officeooo:paragraph-rsid="00137da3"/>
    </style:style>
    <style:style style:name="P6" style:family="paragraph" style:parent-style-name="Standard_20__28_user_29_">
      <style:paragraph-properties fo:line-height="115%" fo:text-align="justify" style:justify-single-word="false"/>
      <style:text-properties style:font-name="Futura-Light" fo:font-size="10pt" officeooo:paragraph-rsid="00137da3" style:font-name-asian="Calibri" style:font-size-asian="10pt" style:font-size-complex="11pt"/>
    </style:style>
    <style:style style:name="P7" style:family="paragraph" style:parent-style-name="Standard_20__28_user_29_">
      <style:paragraph-properties fo:line-height="115%" fo:text-align="center" style:justify-single-word="false"/>
      <style:text-properties style:font-name="Futura-Light" fo:font-size="10pt" officeooo:paragraph-rsid="00137da3" style:font-name-asian="Calibri" style:font-size-asian="10pt" style:font-size-complex="11pt"/>
    </style:style>
    <style:style style:name="P8" style:family="paragraph" style:parent-style-name="Standard_20__28_user_29_">
      <style:paragraph-properties fo:line-height="115%"/>
      <style:text-properties style:font-name="Futura-Light" fo:font-size="10pt" officeooo:rsid="00137da3" officeooo:paragraph-rsid="00137da3" style:font-name-asian="Calibri" style:font-size-asian="10pt" style:font-size-complex="11pt"/>
    </style:style>
    <style:style style:name="P9" style:family="paragraph" style:parent-style-name="Standard_20__28_user_29_">
      <style:paragraph-properties fo:line-height="115%"/>
      <style:text-properties style:font-name="Futura-Light" fo:font-size="10pt" officeooo:paragraph-rsid="00137da3" style:font-name-asian="Calibri" style:font-size-asian="10pt" style:font-size-complex="11pt" style:font-weight-complex="bold"/>
    </style:style>
    <style:style style:name="P10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paragraph-rsid="00137da3" style:font-name-asian="Calibri" style:font-size-asian="10pt" style:font-weight-asian="bold" style:font-size-complex="11pt" style:font-weight-complex="bold"/>
    </style:style>
    <style:style style:name="P11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paragraph-rsid="00137da3" style:font-name-asian="Calibri" style:font-size-asian="10pt" style:font-weight-asian="bold" style:font-size-complex="11pt"/>
    </style:style>
    <style:style style:name="P12" style:family="paragraph" style:parent-style-name="List_20_Paragraph" style:list-style-name="WWNum3">
      <style:paragraph-properties fo:margin-top="0.101cm" fo:margin-bottom="0.101cm" loext:contextual-spacing="false" fo:line-height="115%" fo:text-align="justify" style:justify-single-word="false"/>
      <style:text-properties officeooo:rsid="00137da3" officeooo:paragraph-rsid="00137da3"/>
    </style:style>
    <style:style style:name="P13" style:family="paragraph" style:parent-style-name="List_20_Paragraph" style:list-style-name="L1">
      <style:paragraph-properties fo:margin-top="0.101cm" fo:margin-bottom="0.101cm" loext:contextual-spacing="false" fo:line-height="115%" fo:text-align="justify" style:justify-single-word="false"/>
      <style:text-properties style:font-name="Futura-Light" fo:font-size="10pt" officeooo:rsid="00137da3" officeooo:paragraph-rsid="00137da3" style:font-name-asian="Calibri" style:font-size-asian="10pt" style:font-size-complex="11pt"/>
    </style:style>
    <style:style style:name="P14" style:family="paragraph" style:parent-style-name="List_20_Paragraph" style:list-style-name="WWNum3">
      <style:paragraph-properties fo:margin-top="0.101cm" fo:margin-bottom="0.101cm" loext:contextual-spacing="false" fo:line-height="115%" fo:text-align="justify" style:justify-single-word="false"/>
      <style:text-properties style:font-name="Futura-Light" fo:font-size="10pt" officeooo:rsid="00137da3" officeooo:paragraph-rsid="00137da3" style:font-name-asian="Calibri" style:font-size-asian="10pt" style:font-size-complex="11pt"/>
    </style:style>
    <style:style style:name="T1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2" style:family="text">
      <style:text-properties style:font-name="Futura-Light" fo:font-size="10pt" fo:font-weight="bold" style:font-name-asian="Calibri" style:font-size-asian="10pt" style:font-weight-asian="bold" style:font-size-complex="11pt" style:font-weight-complex="bold"/>
    </style:style>
    <style:style style:name="T3" style:family="text">
      <style:text-properties style:font-name="Futura-Light" fo:font-size="10pt" style:font-name-asian="Calibri" style:font-size-asian="10pt" style:font-size-complex="11pt"/>
    </style:style>
    <style:style style:name="T4" style:family="text">
      <style:text-properties style:font-name="Futura-Light" fo:font-size="10pt" officeooo:rsid="0019f177" style:font-name-asian="Calibri" style:font-size-asian="10pt" style:font-size-complex="11pt"/>
    </style:style>
    <style:style style:name="T5" style:family="text">
      <style:text-properties style:font-name="Arial" fo:font-size="10pt" fo:font-style="italic" fo:font-weight="bold" style:font-name-asian="Calibri" style:font-size-asian="10pt" style:font-style-asian="italic" style:font-weight-asian="bold" style:font-size-complex="11pt"/>
    </style:style>
    <style:style style:name="T6" style:family="text">
      <style:text-properties style:font-name="Arial" fo:font-size="10pt" fo:font-style="italic" fo:font-weight="bold" officeooo:rsid="001a57ad" style:font-name-asian="Calibri" style:font-size-asian="10pt" style:font-style-asian="italic" style:font-weight-asian="bold" style:font-size-complex="11pt"/>
    </style:style>
    <style:style style:name="T7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8" style:family="text">
      <style:text-properties style:font-name="Arial" fo:font-size="10pt" fo:font-style="italic" fo:font-weight="bold" officeooo:rsid="001a57ad" style:font-size-asian="10pt" style:font-style-asian="italic" style:font-weight-asian="bold"/>
    </style:style>
    <style:style style:name="T9" style:family="text">
      <style:text-properties officeooo:rsid="001619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Guayaquil, 20 de diciembre del 202</text:span><text:span text:style-name="T4">1</text:span><text:span text:style-name="T3">.</text:span></text:p>
      <text:p text:style-name="P1"/>
      <text:p text:style-name="P1"/>
      <text:p text:style-name="P1"/>
      <text:p text:style-name="P1">Señores</text:p>
      <text:p text:style-name="P2">SEGUROS EQUINO<text:span text:style-name="T9">CC</text:span>IAL</text:p>
      <text:p text:style-name="P8">Urdesa Central Av. 26 418, Guayaquil 090511</text:p>
      <text:p text:style-name="P9">Ciudad</text:p>
      <text:p text:style-name="P1"/>
      <text:p text:style-name="P1"/>
      <text:p text:style-name="P1">Estimados Señores:</text:p>
      <text:p text:style-name="P1"/>
      <text:p text:style-name="P3"><text:span text:style-name="T3">Nuestros auditores externos:</text:span><text:span text:style-name="T5"> “</text:span><text:span text:style-name="T6">WENS CONSULTING &amp; AUDITING</text:span><text:span text:style-name="T5">”</text:span><text:span text:style-name="T7">,</text:span><text:span text:style-name="T3"> están efectuando la auditoría externa de nuestros estados financieros por el año terminado el 31 de diciembre del 202</text:span><text:span text:style-name="T4">1.</text:span></text:p>
      <text:p text:style-name="P1"/>
      <text:p text:style-name="P1">Por tal motivo solicitamos se sirvan proporcionarles la siguiente información:</text:p>
      <text:p text:style-name="P1"/>
      <text:list xml:id="list2483728067" text:style-name="WWNum3">
        <text:list-item>
          <text:p text:style-name="P12"><text:bookmark text:name="_Hlk60649583"/><text:span text:style-name="T3">Resumen de pólizas emitidas a favor de </text:span><text:span text:style-name="T2">LINKOTEL S.A.</text:span><text:span text:style-name="T3"> en vigencia al </text:span><text:span text:style-name="T2">31 de diciembre del 2021,</text:span><text:span text:style-name="T3"> con los siguientes datos:</text:span></text:p>
        </text:list-item>
      </text:list>
      <text:list xml:id="list1371638682" text:style-name="L1">
        <text:list-item>
          <text:list>
            <text:list-item>
              <text:p text:style-name="P13">Numero de Póliza.</text:p>
            </text:list-item>
            <text:list-item>
              <text:p text:style-name="P13">Riesgos Cubiertos.</text:p>
            </text:list-item>
            <text:list-item>
              <text:p text:style-name="P13">Monto de la cobertura.</text:p>
            </text:list-item>
            <text:list-item>
              <text:p text:style-name="P13">Importe de la prima y vigencia de la póliza.</text:p>
            </text:list-item>
          </text:list>
        </text:list-item>
      </text:list>
      <text:list xml:id="list114352614532978" text:continue-list="list2483728067" text:style-name="WWNum3">
        <text:list-item>
          <text:p text:style-name="P14">Saldo adeudado por concepto de las referidas pólizas de seguro, ya sea por primas o cualquier otro concepto.</text:p>
        </text:list-item>
        <text:list-item>
          <text:p text:style-name="P14">Monto de los reclamos totales presentados a ustedes y pagados o pendientes de pago por su compañía durante el año 2021 y hasta la fecha de respuesta.</text:p>
        </text:list-item>
      </text:list>
      <text:p text:style-name="P1"/>
      <text:p text:style-name="P1">Agradecemos remitir su respuesta directamente a nuestros auditores externos:</text:p>
      <text:p text:style-name="P1"/>
      <text:p text:style-name="P4"><text:span text:style-name="T7"><text:s/></text:span><text:span text:style-name="T8">WENS CONSULTING &amp; AUDITING , WHIMPER NARVÁEZ S.A.</text:span></text:p>
      <text:p text:style-name="P7">Torres del Mall, Centro Comercial Mall del Sol, Torre B, Piso 4</text:p>
      <text:p text:style-name="P7">Teléfono 098-723-9800</text:p>
      <text:p text:style-name="P1"/>
      <text:p text:style-name="P3"><text:span text:style-name="T3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3">calmeida@cpalmeida.com</text:span></text:span></text:a><text:span text:style-name="T3"> mientras las respuestas originales son recibidas por nuestros auditores independientes.</text:span></text:p>
      <text:p text:style-name="P1"/>
      <text:p text:style-name="P1">Atentamente,</text:p>
      <text:p text:style-name="P1"/>
      <text:p text:style-name="P10">LINKOTEL S.A</text:p>
      <text:p text:style-name="P1"/>
      <text:p text:style-name="P1"/>
      <text:p text:style-name="P1"/>
      <text:p text:style-name="P1"/>
      <text:p text:style-name="P1"/>
      <text:p text:style-name="P10">Pablo Jonathan Baquerizo Dávila</text:p>
      <text:p text:style-name="P11">PRESIDENTE</text:p>
      <text:p text:style-name="P3"><text:bookmark-start text:name="_Hlk57801554"/><text:span text:style-name="T1">RUC: </text:span><text:bookmark-end text:name="_Hlk57801554"/><text:span text:style-name="T1">09922545720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25:59.791131701</meta:creation-date>
    <dc:date>2021-08-27T11:43:51.068553588</dc:date>
    <meta:editing-duration>PT1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11" meta:character-count="1362" meta:non-whitespace-character-count="1182"/>
  </office:meta>
</office:document-meta>
</file>